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9.94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1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21.593" calcext:value-type="float">
            <text:p>21,593</text:p>
          </table:table-cell>
          <table:table-cell office:value-type="float" office:value="21594" calcext:value-type="float">
            <text:p>21594</text:p>
          </table:table-cell>
        </table:table-row>
        <table:table-row table:style-name="ro1">
          <table:table-cell office:value-type="string" calcext:value-type="string">
            <text:p>HEVTSP_1_1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8.038" calcext:value-type="float">
            <text:p>8,03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HEVTSP_1_1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8.731" calcext:value-type="float">
            <text:p>8,731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string" calcext:value-type="string">
            <text:p>HEVTSP_1_1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8.299" calcext:value-type="float">
            <text:p>8,299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HEVTSP_1_1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3.693" calcext:value-type="float">
            <text:p>3,693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HEVTSP_1_1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1.806" calcext:value-type="float">
            <text:p>1,806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HEVTSP_1_1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98.18 1598.18 1598.18 1598.18 1598.18</text:p>
          </table:table-cell>
          <table:table-cell table:number-columns-repeated="2" office:value-type="string" calcext:value-type="string">
            <text:p>1598,2</text:p>
          </table:table-cell>
          <table:table-cell office:value-type="float" office:value="0.902" calcext:value-type="float">
            <text:p>0,90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HEVTSP_1_1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10.65 1610.65 1610.65 1610.65 1610.65</text:p>
          </table:table-cell>
          <table:table-cell table:number-columns-repeated="2" office:value-type="string" calcext:value-type="string">
            <text:p>1610,6</text:p>
          </table:table-cell>
          <table:table-cell office:value-type="float" office:value="1.142" calcext:value-type="float">
            <text:p>1,1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10.65 1610.65 1610.65 1610.65 1610.65</text:p>
          </table:table-cell>
          <table:table-cell table:number-columns-repeated="2" office:value-type="string" calcext:value-type="string">
            <text:p>1610,6</text:p>
          </table:table-cell>
          <table:table-cell office:value-type="float" office:value="0.772" calcext:value-type="float">
            <text:p>0,7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12743.32 1712743.32 1712743.32 1712743.32 1712743.32</text:p>
          </table:table-cell>
          <table:table-cell table:number-columns-repeated="2" office:value-type="string" calcext:value-type="string">
            <text:p>1712743,3</text:p>
          </table:table-cell>
          <table:table-cell office:value-type="float" office:value="0.603" calcext:value-type="float">
            <text:p>0,6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110743.32 4110743.32 4110743.32 4110743.32 4110743.32</text:p>
          </table:table-cell>
          <table:table-cell table:number-columns-repeated="2" office:value-type="string" calcext:value-type="string">
            <text:p>4110743,3</text:p>
          </table:table-cell>
          <table:table-cell office:value-type="float" office:value="0.583" calcext:value-type="float">
            <text:p>0,5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758743.32 7758743.32 7758743.32 7758743.32 7758743.32</text:p>
          </table:table-cell>
          <table:table-cell table:number-columns-repeated="2" office:value-type="string" calcext:value-type="string">
            <text:p>7758743,3</text:p>
          </table:table-cell>
          <table:table-cell office:value-type="float" office:value="0.592" calcext:value-type="float">
            <text:p>0,5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78.90 1478.90 1478.90 1478.90 1478.90</text:p>
          </table:table-cell>
          <table:table-cell table:number-columns-repeated="2" office:value-type="string" calcext:value-type="string">
            <text:p>1478,9</text:p>
          </table:table-cell>
          <table:table-cell office:value-type="float" office:value="1.748" calcext:value-type="float">
            <text:p>1,74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EVTSP_1_1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4.949" calcext:value-type="float">
            <text:p>4,949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HEVTSP_1_1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3.747" calcext:value-type="float">
            <text:p>3,747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HEVTSP_1_1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4.022" calcext:value-type="float">
            <text:p>4,022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HEVTSP_1_1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2.497" calcext:value-type="float">
            <text:p>2,497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HEVTSP_1_1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2.628" calcext:value-type="float">
            <text:p>2,628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HEVTSP_2_1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32.75 7332.75 7336.17 7332.75 7332.75</text:p>
          </table:table-cell>
          <table:table-cell office:value-type="string" calcext:value-type="string">
            <text:p>7332,8</text:p>
          </table:table-cell>
          <table:table-cell office:value-type="string" calcext:value-type="string">
            <text:p>7333,4</text:p>
          </table:table-cell>
          <table:table-cell office:value-type="float" office:value="17.851" calcext:value-type="float">
            <text:p>17,8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457.46 7488.59 7482.28 7482.28 7457.46</text:p>
          </table:table-cell>
          <table:table-cell office:value-type="string" calcext:value-type="string">
            <text:p>7457,5</text:p>
          </table:table-cell>
          <table:table-cell office:value-type="string" calcext:value-type="string">
            <text:p>7473,6</text:p>
          </table:table-cell>
          <table:table-cell office:value-type="float" office:value="13.799" calcext:value-type="float">
            <text:p>13,7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547.29 7547.29 7547.29 7547.29 7547.29</text:p>
          </table:table-cell>
          <table:table-cell table:number-columns-repeated="2" office:value-type="string" calcext:value-type="string">
            <text:p>7547,3</text:p>
          </table:table-cell>
          <table:table-cell office:value-type="float" office:value="2.028" calcext:value-type="float">
            <text:p>2,0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49.80 7349.80 7349.80 7349.80 7349.80</text:p>
          </table:table-cell>
          <table:table-cell table:number-columns-repeated="2" office:value-type="string" calcext:value-type="string">
            <text:p>7349,8</text:p>
          </table:table-cell>
          <table:table-cell office:value-type="float" office:value="1.695" calcext:value-type="float">
            <text:p>1,6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489.67 7489.67 7489.67 7489.67 7489.67</text:p>
          </table:table-cell>
          <table:table-cell table:number-columns-repeated="2" office:value-type="string" calcext:value-type="string">
            <text:p>7489,7</text:p>
          </table:table-cell>
          <table:table-cell office:value-type="string" calcext:value-type="string">
            <text:p>2,5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74769.39 1074769.39 1074769.39 1074769.39 1074769.39</text:p>
          </table:table-cell>
          <table:table-cell table:number-columns-repeated="2" office:value-type="string" calcext:value-type="string">
            <text:p>1074769,4</text:p>
          </table:table-cell>
          <table:table-cell office:value-type="float" office:value="0.945" calcext:value-type="float">
            <text:p>0,9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1.742" calcext:value-type="float">
            <text:p>1,742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HEVTSP_2_1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1.191" calcext:value-type="float">
            <text:p>1,19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HEVTSP_2_1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896" calcext:value-type="float">
            <text:p>0,89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HEVTSP_2_1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string" calcext:value-type="string">
            <text:p>0,910</text:p>
          </table:table-cell>
          <table:table-cell office:value-type="string" calcext:value-type="string">
            <text:p>0,91</text:p>
          </table:table-cell>
        </table:table-row>
        <table:table-row table:style-name="ro1">
          <table:table-cell office:value-type="string" calcext:value-type="string">
            <text:p>HEVTSP_2_1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934" calcext:value-type="float">
            <text:p>0,93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HEVTSP_2_1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952" calcext:value-type="float">
            <text:p>0,95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HEVTSP_2_1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2.263" calcext:value-type="float">
            <text:p>2,263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HEVTSP_2_1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2.229" calcext:value-type="float">
            <text:p>2,229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HEVTSP_2_1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869" calcext:value-type="float">
            <text:p>1,86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HEVTSP_2_1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371" calcext:value-type="float">
            <text:p>1,37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HEVTSP_2_1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433" calcext:value-type="float">
            <text:p>1,43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HEVTSP_2_1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0.859" calcext:value-type="float">
            <text:p>0,85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HEVTSP_3_1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47.47 12747.47 12747.22 12747.47 12747.47</text:p>
          </table:table-cell>
          <table:table-cell office:value-type="string" calcext:value-type="string">
            <text:p>12747,2</text:p>
          </table:table-cell>
          <table:table-cell office:value-type="string" calcext:value-type="string">
            <text:p>12747,4</text:p>
          </table:table-cell>
          <table:table-cell office:value-type="float" office:value="26.893" calcext:value-type="float">
            <text:p>26,893</text:p>
          </table:table-cell>
          <table:table-cell office:value-type="float" office:value="41579" calcext:value-type="float">
            <text:p>41579</text:p>
          </table:table-cell>
        </table:table-row>
        <table:table-row table:style-name="ro1">
          <table:table-cell office:value-type="string" calcext:value-type="string">
            <text:p>HEVTSP_3_1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8.159" calcext:value-type="float">
            <text:p>8,159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HEVTSP_3_1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8.044" calcext:value-type="float">
            <text:p>8,044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string" calcext:value-type="string">
            <text:p>HEVTSP_3_1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3.616" calcext:value-type="float">
            <text:p>3,616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HEVTSP_3_1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61.67 12764.14 12764.14 12759.24 12759.24</text:p>
          </table:table-cell>
          <table:table-cell office:value-type="string" calcext:value-type="string">
            <text:p>12759,2</text:p>
          </table:table-cell>
          <table:table-cell office:value-type="string" calcext:value-type="string">
            <text:p>12761,7</text:p>
          </table:table-cell>
          <table:table-cell office:value-type="float" office:value="13.018" calcext:value-type="float">
            <text:p>13,018</text:p>
          </table:table-cell>
          <table:table-cell office:value-type="string" calcext:value-type="string">
            <text:p>40,61</text:p>
          </table:table-cell>
        </table:table-row>
        <table:table-row table:style-name="ro1">
          <table:table-cell office:value-type="string" calcext:value-type="string">
            <text:p>HEVTSP_3_1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string" calcext:value-type="string">
            <text:p>3,480</text:p>
          </table:table-cell>
          <table:table-cell office:value-type="string" calcext:value-type="string">
            <text:p>3,48</text:p>
          </table:table-cell>
        </table:table-row>
        <table:table-row table:style-name="ro1">
          <table:table-cell office:value-type="string" calcext:value-type="string">
            <text:p>HEVTSP_3_1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9.146" calcext:value-type="float">
            <text:p>9,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4.515" calcext:value-type="float">
            <text:p>4,5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94.19 12894.19 12894.19 12894.19 12894.19</text:p>
          </table:table-cell>
          <table:table-cell table:number-columns-repeated="2" office:value-type="string" calcext:value-type="string">
            <text:p>12894,2</text:p>
          </table:table-cell>
          <table:table-cell office:value-type="float" office:value="3.527" calcext:value-type="float">
            <text:p>3,5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1.977" calcext:value-type="float">
            <text:p>1,9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4.131" calcext:value-type="float">
            <text:p>4,1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94.19 12894.19 12894.19 12894.19 12894.19</text:p>
          </table:table-cell>
          <table:table-cell table:number-columns-repeated="2" office:value-type="string" calcext:value-type="string">
            <text:p>12894,2</text:p>
          </table:table-cell>
          <table:table-cell office:value-type="string" calcext:value-type="string">
            <text:p>5,4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96 12935.96 12935.96 12939.53 12935.48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6,6</text:p>
          </table:table-cell>
          <table:table-cell office:value-type="float" office:value="26.126" calcext:value-type="float">
            <text:p>26,126</text:p>
          </table:table-cell>
          <table:table-cell office:value-type="float" office:value="47898" calcext:value-type="float">
            <text:p>47898</text:p>
          </table:table-cell>
        </table:table-row>
        <table:table-row table:style-name="ro1">
          <table:table-cell office:value-type="string" calcext:value-type="string">
            <text:p>HEVTSP_3_1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96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5,6</text:p>
          </table:table-cell>
          <table:table-cell office:value-type="float" office:value="16.861" calcext:value-type="float">
            <text:p>16,861</text:p>
          </table:table-cell>
          <table:table-cell office:value-type="float" office:value="21432" calcext:value-type="float">
            <text:p>21432</text:p>
          </table:table-cell>
        </table:table-row>
        <table:table-row table:style-name="ro1">
          <table:table-cell office:value-type="string" calcext:value-type="string">
            <text:p>HEVTSP_3_1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56.79 12935.48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9,7</text:p>
          </table:table-cell>
          <table:table-cell office:value-type="float" office:value="10.577" calcext:value-type="float">
            <text:p>10,577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string" calcext:value-type="string">
            <text:p>HEVTSP_3_1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12.004" calcext:value-type="float">
            <text:p>12,004</text:p>
          </table:table-cell>
          <table:table-cell office:value-type="float" office:value="12004" calcext:value-type="float">
            <text:p>12004</text:p>
          </table:table-cell>
        </table:table-row>
        <table:table-row table:style-name="ro1">
          <table:table-cell office:value-type="string" calcext:value-type="string">
            <text:p>HEVTSP_3_1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9.216" calcext:value-type="float">
            <text:p>9,216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string" calcext:value-type="string">
            <text:p>HEVTSP_3_1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14.371" calcext:value-type="float">
            <text:p>14,371</text:p>
          </table:table-cell>
          <table:table-cell office:value-type="float" office:value="14371" calcext:value-type="float">
            <text:p>1437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HEVTSP_1_1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21.593" calcext:value-type="float">
            <text:p>21,593</text:p>
          </table:table-cell>
          <table:table-cell office:value-type="float" office:value="21594" calcext:value-type="float">
            <text:p>21594</text:p>
          </table:table-cell>
        </table:table-row>
        <table:table-row table:style-name="ro1">
          <table:table-cell office:value-type="string" calcext:value-type="string">
            <text:p>HEVTSP_1_1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8.038" calcext:value-type="float">
            <text:p>8,03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HEVTSP_1_1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8.731" calcext:value-type="float">
            <text:p>8,731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string" calcext:value-type="string">
            <text:p>HEVTSP_1_1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8.299" calcext:value-type="float">
            <text:p>8,299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HEVTSP_1_1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98.94 1798.94 1798.94 1798.94 1798.94</text:p>
          </table:table-cell>
          <table:table-cell table:number-columns-repeated="2" office:value-type="string" calcext:value-type="string">
            <text:p>1798,9</text:p>
          </table:table-cell>
          <table:table-cell office:value-type="float" office:value="3.693" calcext:value-type="float">
            <text:p>3,693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HEVTSP_1_1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1.46 1801.46 1801.46 1801.46 1801.46</text:p>
          </table:table-cell>
          <table:table-cell table:number-columns-repeated="2" office:value-type="string" calcext:value-type="string">
            <text:p>1801,5</text:p>
          </table:table-cell>
          <table:table-cell office:value-type="float" office:value="1.806" calcext:value-type="float">
            <text:p>1,806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HEVTSP_1_1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98.18 1598.18 1598.18 1598.18 1598.18</text:p>
          </table:table-cell>
          <table:table-cell table:number-columns-repeated="2" office:value-type="string" calcext:value-type="string">
            <text:p>1598,2</text:p>
          </table:table-cell>
          <table:table-cell office:value-type="float" office:value="0.902" calcext:value-type="float">
            <text:p>0,90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HEVTSP_1_1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10.65 1610.65 1610.65 1610.65 1610.65</text:p>
          </table:table-cell>
          <table:table-cell table:number-columns-repeated="2" office:value-type="string" calcext:value-type="string">
            <text:p>1610,6</text:p>
          </table:table-cell>
          <table:table-cell office:value-type="float" office:value="1.142" calcext:value-type="float">
            <text:p>1,1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10.65 1610.65 1610.65 1610.65 1610.65</text:p>
          </table:table-cell>
          <table:table-cell table:number-columns-repeated="2" office:value-type="string" calcext:value-type="string">
            <text:p>1610,6</text:p>
          </table:table-cell>
          <table:table-cell office:value-type="float" office:value="0.772" calcext:value-type="float">
            <text:p>0,7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1_1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78.90 1478.90 1478.90 1478.90 1478.90</text:p>
          </table:table-cell>
          <table:table-cell table:number-columns-repeated="2" office:value-type="string" calcext:value-type="string">
            <text:p>1478,9</text:p>
          </table:table-cell>
          <table:table-cell office:value-type="float" office:value="1.748" calcext:value-type="float">
            <text:p>1,74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HEVTSP_1_1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4.949" calcext:value-type="float">
            <text:p>4,949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HEVTSP_1_1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3.747" calcext:value-type="float">
            <text:p>3,747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HEVTSP_1_1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4.022" calcext:value-type="float">
            <text:p>4,022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HEVTSP_1_1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2.497" calcext:value-type="float">
            <text:p>2,497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HEVTSP_1_1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1.45 1531.45 1531.45 1531.45 1531.45</text:p>
          </table:table-cell>
          <table:table-cell table:number-columns-repeated="2" office:value-type="string" calcext:value-type="string">
            <text:p>1531,4</text:p>
          </table:table-cell>
          <table:table-cell office:value-type="float" office:value="2.628" calcext:value-type="float">
            <text:p>2,628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HEVTSP_2_1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32.75 7332.75 7336.17 7332.75 7332.75</text:p>
          </table:table-cell>
          <table:table-cell office:value-type="string" calcext:value-type="string">
            <text:p>7332,8</text:p>
          </table:table-cell>
          <table:table-cell office:value-type="string" calcext:value-type="string">
            <text:p>7333,4</text:p>
          </table:table-cell>
          <table:table-cell office:value-type="float" office:value="17.851" calcext:value-type="float">
            <text:p>17,8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457.46 7488.59 7482.28 7482.28 7457.46</text:p>
          </table:table-cell>
          <table:table-cell office:value-type="string" calcext:value-type="string">
            <text:p>7457,5</text:p>
          </table:table-cell>
          <table:table-cell office:value-type="string" calcext:value-type="string">
            <text:p>7473,6</text:p>
          </table:table-cell>
          <table:table-cell office:value-type="float" office:value="13.799" calcext:value-type="float">
            <text:p>13,7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547.29 7547.29 7547.29 7547.29 7547.29</text:p>
          </table:table-cell>
          <table:table-cell table:number-columns-repeated="2" office:value-type="string" calcext:value-type="string">
            <text:p>7547,3</text:p>
          </table:table-cell>
          <table:table-cell office:value-type="float" office:value="2.028" calcext:value-type="float">
            <text:p>2,0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49.80 7349.80 7349.80 7349.80 7349.80</text:p>
          </table:table-cell>
          <table:table-cell table:number-columns-repeated="2" office:value-type="string" calcext:value-type="string">
            <text:p>7349,8</text:p>
          </table:table-cell>
          <table:table-cell office:value-type="float" office:value="1.695" calcext:value-type="float">
            <text:p>1,6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489.67 7489.67 7489.67 7489.67 7489.67</text:p>
          </table:table-cell>
          <table:table-cell table:number-columns-repeated="2" office:value-type="string" calcext:value-type="string">
            <text:p>7489,7</text:p>
          </table:table-cell>
          <table:table-cell office:value-type="string" calcext:value-type="string">
            <text:p>2,5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2_1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1.742" calcext:value-type="float">
            <text:p>1,742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HEVTSP_2_1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1.191" calcext:value-type="float">
            <text:p>1,19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HEVTSP_2_1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896" calcext:value-type="float">
            <text:p>0,89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HEVTSP_2_1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string" calcext:value-type="string">
            <text:p>0,910</text:p>
          </table:table-cell>
          <table:table-cell office:value-type="string" calcext:value-type="string">
            <text:p>0,91</text:p>
          </table:table-cell>
        </table:table-row>
        <table:table-row table:style-name="ro1">
          <table:table-cell office:value-type="string" calcext:value-type="string">
            <text:p>HEVTSP_2_1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934" calcext:value-type="float">
            <text:p>0,93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HEVTSP_2_1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62.93 7362.93 7362.93 7362.93 7362.93</text:p>
          </table:table-cell>
          <table:table-cell table:number-columns-repeated="2" office:value-type="string" calcext:value-type="string">
            <text:p>7362,9</text:p>
          </table:table-cell>
          <table:table-cell office:value-type="float" office:value="0.952" calcext:value-type="float">
            <text:p>0,95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HEVTSP_2_1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2.263" calcext:value-type="float">
            <text:p>2,263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HEVTSP_2_1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2.229" calcext:value-type="float">
            <text:p>2,229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HEVTSP_2_1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869" calcext:value-type="float">
            <text:p>1,86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HEVTSP_2_1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371" calcext:value-type="float">
            <text:p>1,37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HEVTSP_2_1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1.433" calcext:value-type="float">
            <text:p>1,43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HEVTSP_2_1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290.82 7290.82 7290.82 7290.82 7290.82</text:p>
          </table:table-cell>
          <table:table-cell table:number-columns-repeated="2" office:value-type="string" calcext:value-type="string">
            <text:p>7290,8</text:p>
          </table:table-cell>
          <table:table-cell office:value-type="float" office:value="0.859" calcext:value-type="float">
            <text:p>0,85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HEVTSP_3_10_1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47.47 12747.47 12747.22 12747.47 12747.47</text:p>
          </table:table-cell>
          <table:table-cell office:value-type="string" calcext:value-type="string">
            <text:p>12747,2</text:p>
          </table:table-cell>
          <table:table-cell office:value-type="string" calcext:value-type="string">
            <text:p>12747,4</text:p>
          </table:table-cell>
          <table:table-cell office:value-type="float" office:value="26.893" calcext:value-type="float">
            <text:p>26,893</text:p>
          </table:table-cell>
          <table:table-cell office:value-type="float" office:value="41579" calcext:value-type="float">
            <text:p>41579</text:p>
          </table:table-cell>
        </table:table-row>
        <table:table-row table:style-name="ro1">
          <table:table-cell office:value-type="string" calcext:value-type="string">
            <text:p>HEVTSP_3_10_1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8.159" calcext:value-type="float">
            <text:p>8,159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HEVTSP_3_10_1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8.044" calcext:value-type="float">
            <text:p>8,044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string" calcext:value-type="string">
            <text:p>HEVTSP_3_10_1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float" office:value="3.616" calcext:value-type="float">
            <text:p>3,616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HEVTSP_3_10_1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61.67 12764.14 12764.14 12759.24 12759.24</text:p>
          </table:table-cell>
          <table:table-cell office:value-type="string" calcext:value-type="string">
            <text:p>12759,2</text:p>
          </table:table-cell>
          <table:table-cell office:value-type="string" calcext:value-type="string">
            <text:p>12761,7</text:p>
          </table:table-cell>
          <table:table-cell office:value-type="float" office:value="13.018" calcext:value-type="float">
            <text:p>13,018</text:p>
          </table:table-cell>
          <table:table-cell office:value-type="string" calcext:value-type="string">
            <text:p>40,61</text:p>
          </table:table-cell>
        </table:table-row>
        <table:table-row table:style-name="ro1">
          <table:table-cell office:value-type="string" calcext:value-type="string">
            <text:p>HEVTSP_3_10_1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59.24 12759.24 12759.24 12759.24 12759.24</text:p>
          </table:table-cell>
          <table:table-cell table:number-columns-repeated="2" office:value-type="string" calcext:value-type="string">
            <text:p>12759,2</text:p>
          </table:table-cell>
          <table:table-cell office:value-type="string" calcext:value-type="string">
            <text:p>3,480</text:p>
          </table:table-cell>
          <table:table-cell office:value-type="string" calcext:value-type="string">
            <text:p>3,48</text:p>
          </table:table-cell>
        </table:table-row>
        <table:table-row table:style-name="ro1">
          <table:table-cell office:value-type="string" calcext:value-type="string">
            <text:p>HEVTSP_3_10_2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9.146" calcext:value-type="float">
            <text:p>9,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4.515" calcext:value-type="float">
            <text:p>4,5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94.19 12894.19 12894.19 12894.19 12894.19</text:p>
          </table:table-cell>
          <table:table-cell table:number-columns-repeated="2" office:value-type="string" calcext:value-type="string">
            <text:p>12894,2</text:p>
          </table:table-cell>
          <table:table-cell office:value-type="float" office:value="3.527" calcext:value-type="float">
            <text:p>3,5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1.977" calcext:value-type="float">
            <text:p>1,9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04.00 12804.00 12804.00 12804.00 12804.00</text:p>
          </table:table-cell>
          <table:table-cell table:number-columns-repeated="2" office:value-type="float" office:value="12804" calcext:value-type="float">
            <text:p>12804</text:p>
          </table:table-cell>
          <table:table-cell office:value-type="float" office:value="4.131" calcext:value-type="float">
            <text:p>4,1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2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894.19 12894.19 12894.19 12894.19 12894.19</text:p>
          </table:table-cell>
          <table:table-cell table:number-columns-repeated="2" office:value-type="string" calcext:value-type="string">
            <text:p>12894,2</text:p>
          </table:table-cell>
          <table:table-cell office:value-type="string" calcext:value-type="string">
            <text:p>5,4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EVTSP_3_10_3_TW_0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96 12935.96 12935.96 12939.53 12935.48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6,6</text:p>
          </table:table-cell>
          <table:table-cell office:value-type="float" office:value="26.126" calcext:value-type="float">
            <text:p>26,126</text:p>
          </table:table-cell>
          <table:table-cell office:value-type="float" office:value="47898" calcext:value-type="float">
            <text:p>47898</text:p>
          </table:table-cell>
        </table:table-row>
        <table:table-row table:style-name="ro1">
          <table:table-cell office:value-type="string" calcext:value-type="string">
            <text:p>HEVTSP_3_10_3_TW_1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96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5,6</text:p>
          </table:table-cell>
          <table:table-cell office:value-type="float" office:value="16.861" calcext:value-type="float">
            <text:p>16,861</text:p>
          </table:table-cell>
          <table:table-cell office:value-type="float" office:value="21432" calcext:value-type="float">
            <text:p>21432</text:p>
          </table:table-cell>
        </table:table-row>
        <table:table-row table:style-name="ro1">
          <table:table-cell office:value-type="string" calcext:value-type="string">
            <text:p>HEVTSP_3_10_3_TW_2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56.79 12935.48</text:p>
          </table:table-cell>
          <table:table-cell office:value-type="string" calcext:value-type="string">
            <text:p>12935,5</text:p>
          </table:table-cell>
          <table:table-cell office:value-type="string" calcext:value-type="string">
            <text:p>12939,7</text:p>
          </table:table-cell>
          <table:table-cell office:value-type="float" office:value="10.577" calcext:value-type="float">
            <text:p>10,577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string" calcext:value-type="string">
            <text:p>HEVTSP_3_10_3_TW_3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12.004" calcext:value-type="float">
            <text:p>12,004</text:p>
          </table:table-cell>
          <table:table-cell office:value-type="float" office:value="12004" calcext:value-type="float">
            <text:p>12004</text:p>
          </table:table-cell>
        </table:table-row>
        <table:table-row table:style-name="ro1">
          <table:table-cell office:value-type="string" calcext:value-type="string">
            <text:p>HEVTSP_3_10_3_TW_4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9.216" calcext:value-type="float">
            <text:p>9,216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string" calcext:value-type="string">
            <text:p>HEVTSP_3_10_3_TW_5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935.48 12935.48 12935.48 12935.48 12935.48</text:p>
          </table:table-cell>
          <table:table-cell table:number-columns-repeated="2" office:value-type="string" calcext:value-type="string">
            <text:p>12935,5</text:p>
          </table:table-cell>
          <table:table-cell office:value-type="float" office:value="14.371" calcext:value-type="float">
            <text:p>14,371</text:p>
          </table:table-cell>
          <table:table-cell office:value-type="float" office:value="14371" calcext:value-type="float">
            <text:p>143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H61:.H110])" office:value-type="float" office:value="6.47521739130435" calcext:value-type="float">
            <text:p>6,47521739130435</text:p>
          </table:table-cell>
          <table:table-cell/>
        </table:table-row>
        <table:table-row table:style-name="ro1" table:number-rows-repeated="10484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8:05:39.540000000</dc:date>
    <meta:editing-duration>PT12M45S</meta:editing-duration>
    <meta:editing-cycles>1</meta:editing-cycles>
    <meta:generator>LibreOffice/7.5.1.2$Windows_X86_64 LibreOffice_project/fcbaee479e84c6cd81291587d2ee68cba099e129</meta:generator>
    <meta:document-statistic meta:table-count="1" meta:cell-count="946" meta:object-count="0"/>
  </office:meta>
</office:document-meta>
</file>